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5pt" style:font-size-asian="25pt" style:font-size-complex="25pt"/>
    </style:style>
    <style:style style:name="P2" style:family="paragraph" style:parent-style-name="Standard">
      <style:text-properties fo:font-size="25pt" officeooo:rsid="001aa472" officeooo:paragraph-rsid="001aa472" style:font-size-asian="25pt" style:font-size-complex="25pt"/>
    </style:style>
    <style:style style:name="P3" style:family="paragraph" style:parent-style-name="Standard">
      <style:text-properties fo:font-size="25pt" officeooo:rsid="001c481f" officeooo:paragraph-rsid="001c481f" style:font-size-asian="25pt" style:font-size-complex="25pt"/>
    </style:style>
    <style:style style:name="P4" style:family="paragraph" style:parent-style-name="Standard">
      <style:text-properties officeooo:rsid="00152f4e" officeooo:paragraph-rsid="00152f4e"/>
    </style:style>
    <style:style style:name="P5" style:family="paragraph" style:parent-style-name="Standard">
      <style:text-properties officeooo:rsid="00167bd1" officeooo:paragraph-rsid="00167bd1"/>
    </style:style>
    <style:style style:name="P6" style:family="paragraph" style:parent-style-name="Standard">
      <style:text-properties officeooo:rsid="0019ad10" officeooo:paragraph-rsid="0019ad10"/>
    </style:style>
    <style:style style:name="P7" style:family="paragraph" style:parent-style-name="Standard">
      <style:text-properties officeooo:rsid="001aa472" officeooo:paragraph-rsid="001aa472"/>
    </style:style>
    <style:style style:name="P8" style:family="paragraph" style:parent-style-name="Standard">
      <style:text-properties officeooo:rsid="001c481f" officeooo:paragraph-rsid="001c481f"/>
    </style:style>
    <style:style style:name="P9" style:family="paragraph" style:parent-style-name="Standard">
      <style:text-properties officeooo:rsid="001aa472" officeooo:paragraph-rsid="001aa472"/>
    </style:style>
    <style:style style:name="P10" style:family="paragraph" style:parent-style-name="Standard">
      <style:text-properties fo:font-size="25pt" officeooo:rsid="001ef42e" officeooo:paragraph-rsid="001ef42e" style:font-size-asian="25pt" style:font-size-complex="25pt"/>
    </style:style>
    <style:style style:name="P11" style:family="paragraph" style:parent-style-name="Standard">
      <style:text-properties fo:font-size="13.6999998092651pt" officeooo:rsid="001ef42e" officeooo:paragraph-rsid="001ef42e" style:font-size-asian="12pt" style:font-size-complex="13.6999998092651pt"/>
    </style:style>
    <style:style style:name="T1" style:family="text">
      <style:text-properties officeooo:rsid="0017d2df"/>
    </style:style>
    <style:style style:name="T2" style:family="text">
      <style:text-properties officeooo:rsid="001da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8-01-31</text:p>
      <text:p text:style-name="Standard"/>
      <text:p text:style-name="P1">函数</text:p>
      <text:p text:style-name="Standard"/>
      <text:p text:style-name="Standard"/>
      <text:p text:style-name="Standard">定义函数:封装 <text:s text:c="2"/>独立功能</text:p>
      <text:p text:style-name="P4">调用函数:享受封装的成果</text:p>
      <text:p text:style-name="P4"/>
      <text:p text:style-name="P4">函数的作用 <text:s/>在开发程序时,使用函数可以提高编写的效效率以及代码的重用</text:p>
      <text:p text:style-name="P4"/>
      <text:p text:style-name="P4">def 函数名():</text:p>
      <text:p text:style-name="P4"><text:tab/>函数封装的代码</text:p>
      <text:p text:style-name="P4"/>
      <text:p text:style-name="P4"><text:tab/>……</text:p>
      <text:p text:style-name="P4"/>
      <text:p text:style-name="P4">函数名: 可以由字母,下划线,和数字组成</text:p>
      <text:p text:style-name="P4"><text:s text:c="2"/><text:tab/><text:tab/>不能以数字开头</text:p>
      <text:p text:style-name="P4"><text:tab/><text:tab/>不能与关键字重名</text:p>
      <text:p text:style-name="P4"/>
      <text:p text:style-name="P5">定义了函数之后,之表示这个函数封了一代码而已,如果不主动调用函数,函数是不会主动执行的</text:p>
      <text:p text:style-name="P5"/>
      <text:p text:style-name="P5"/>
      <text:p text:style-name="P5">函数调用 <text:s text:c="2"/></text:p>
      <text:p text:style-name="P5"><text:tab/>函数名()</text:p>
      <text:p text:style-name="P5"/>
      <text:p text:style-name="P5"><text:s/><text:span text:style-name="T1">调用函数一定要放在定义函数之后</text:span></text:p>
      <text:p text:style-name="P5"/>
      <text:p text:style-name="P5">PyCharm<text:span text:style-name="T1">的调试工具</text:span></text:p>
      <text:p text:style-name="P5"/>
      <text:p text:style-name="P5"><text:tab/>F8 Step Over <text:s/><text:span text:style-name="T1">可以单步执行代码,会把函数调用看作是一行代码直接执行</text:span></text:p>
      <text:p text:style-name="P5"><text:tab/>F7 Step Into <text:s/><text:span text:style-name="T1">可以单步执行代码,如果是函数,会进入函数内部</text:span></text:p>
      <text:p text:style-name="P5"/>
      <text:p text:style-name="P5"/>
      <text:p text:style-name="P6">函数的文档注释</text:p>
      <text:p text:style-name="P6"/>
      <text:p text:style-name="P6"><text:tab/>在开发中,如果希望给函灵长添加注释,应该在定义函灵长的下方,使用连续的三对引号</text:p>
      <text:p text:style-name="P6"><text:tab/>在连续的三对引号之间编写对函数的说明文字</text:p>
      <text:p text:style-name="P6"><text:tab/>在函数调用位置,使用快捷键,CTRL <text:s/>+ Q 可以查看函数的说明信息</text:p>
      <text:p text:style-name="P6"/>
      <text:p text:style-name="P7">函数的返回值</text:p>
      <text:p text:style-name="P7">在程序开发中,有时候, 会希望一个函数的执行结束后,告诉调用者一个结果,以便 调用者针对具体的结果做后续的处理</text:p>
      <text:p text:style-name="P7"/>
      <text:p text:style-name="P7">返回值:是函数完成工作后,最后给调用者的一个结果</text:p>
      <text:p text:style-name="P7">在函数中使用return关键字可以返回结果</text:p>
      <text:p text:style-name="P7">调用函数一方,可以使用变量来接收函数的返回结盟</text:p>
      <text:p text:style-name="P7">注意:return 表示返回,后续的代码都不会被执行</text:p>
      <text:p text:style-name="P8"><text:soft-page-break/>2018-02-02</text:p>
      <text:p text:style-name="P8"/>
      <text:p text:style-name="P3">Pass</text:p>
      <text:p text:style-name="P8"/>
      <text:p text:style-name="P8">如果在开发程序时,不希望立刻编写分支内部的代码,可以使用pass关键字,表示一个占位符,能够保证程序的代码结构正确,程序运行时,pass关键字不会执行任何的操作</text:p>
      <text:p text:style-name="P8"/>
      <text:p text:style-name="P2">TODO<text:span text:style-name="T2">注释</text:span></text:p>
      <text:p text:style-name="P7"><text:tab/><text:span text:style-name="T2">在#后跟上 TODO ,用于标记需要去做的工作</text:span></text:p>
      <text:p text:style-name="P7"><text:tab/><text:span text:style-name="T2">#TODO(作者/邮件) 显示系统菜单</text:span></text:p>
      <text:p text:style-name="P7"/>
      <text:p text:style-name="P7"/>
      <text:p text:style-name="P10">return</text:p>
      <text:p text:style-name="P11"><text:tab/>return 可以返回一个函数的执行结果</text:p>
      <text:p text:style-name="P11"><text:tab/>下方的代码不会被执行</text:p>
      <text:p text:style-name="P11"><text:tab/>如果return后面没有任何的内容,表示会返回到调用函数的位置</text:p>
      <text:p text:style-name="P11"><text:tab/>并且不返回任何的结果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6:26:12.026311949</meta:creation-date>
    <dc:date>2018-02-04T22:59:33.133101573</dc:date>
    <meta:editing-duration>PT3H38M2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636" meta:character-count="781" meta:non-whitespace-character-count="731"/>
  </office:meta>
</office:document-meta>
</file>